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00:00" calcext:value-type="date">
            <text:p>01/26/22 10:00 AM</text:p>
          </table:table-cell>
          <table:table-cell table:style-name="ce5" office:value-type="date" office:date-value="2022-01-26T10:15:00" calcext:value-type="date">
            <text:p>01/26/22 10:15 AM</text:p>
          </table:table-cell>
          <table:table-cell table:style-name="ce15" table:formula="of:=[.B53]-[.A53]" office:value-type="time" office:time-value="PT00H15M00S" calcext:value-type="time">
            <text:p>00:15:00</text:p>
          </table:table-cell>
          <table:table-cell table:style-name="ce7" table:formula="of:=[.C53]+[.D52]" office:value-type="time" office:time-value="PT19H10M59.999999S" calcext:value-type="time">
            <text:p>19:11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0:30:00" calcext:value-type="date">
            <text:p>01/26/22 10:30 AM</text:p>
          </table:table-cell>
          <table:table-cell table:style-name="ce5" office:value-type="date" office:date-value="2022-01-26T12:00:00" calcext:value-type="date">
            <text:p>01/26/22 12:00 PM</text:p>
          </table:table-cell>
          <table:table-cell table:style-name="ce15" table:formula="of:=[.B54]-[.A54]" office:value-type="time" office:time-value="PT01H30M00S" calcext:value-type="time">
            <text:p>01:30:00</text:p>
          </table:table-cell>
          <table:table-cell table:style-name="ce7" table:formula="of:=[.C54]+[.D53]" office:value-type="time" office:time-value="PT20H40M59.999999S" calcext:value-type="time">
            <text:p>20:41:00</text:p>
          </table:table-cell>
          <table:table-cell office:value-type="string" calcext:value-type="string">
            <text:p>Work on API; list configured networks working; attempting to troubleshoot adding a network configur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6T12:50:00" calcext:value-type="date">
            <text:p>01/26/22 12:50 PM</text:p>
          </table:table-cell>
          <table:table-cell table:style-name="ce5" office:value-type="date" office:date-value="2022-01-26T14:00:00" calcext:value-type="date">
            <text:p>01/26/22 02:00 PM</text:p>
          </table:table-cell>
          <table:table-cell table:style-name="ce15" table:formula="of:=[.B55]-[.A55]" office:value-type="time" office:time-value="PT01H10M00S" calcext:value-type="time">
            <text:p>01:10:00</text:p>
          </table:table-cell>
          <table:table-cell table:style-name="ce7" table:formula="of:=[.C55]+[.D54]" office:value-type="time" office:time-value="PT21H50M59.999999S" calcext:value-type="time">
            <text:p>21:51:00</text:p>
          </table:table-cell>
          <table:table-cell office:value-type="string" calcext:value-type="string">
            <text:p>Working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08:25:00" calcext:value-type="date">
            <text:p>01/27/22 08:25 AM</text:p>
          </table:table-cell>
          <table:table-cell table:style-name="ce5" office:value-type="date" office:date-value="2022-01-27T08:30:00" calcext:value-type="date">
            <text:p>01/27/22 08:30 AM</text:p>
          </table:table-cell>
          <table:table-cell table:style-name="ce15" table:formula="of:=[.B56]-[.A56]" office:value-type="time" office:time-value="PT00H05M00S" calcext:value-type="time">
            <text:p>00:05:00</text:p>
          </table:table-cell>
          <table:table-cell table:style-name="ce7" table:formula="of:=[.C56]+[.D55]" office:value-type="time" office:time-value="PT21H55M59.999999S" calcext:value-type="time">
            <text:p>21:56:00</text:p>
          </table:table-cell>
          <table:table-cell office:value-type="string" calcext:value-type="string">
            <text:p>Constructed outline for MS2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0:00:00" calcext:value-type="date">
            <text:p>01/27/22 10:00 AM</text:p>
          </table:table-cell>
          <table:table-cell table:style-name="ce5" office:value-type="date" office:date-value="2022-01-27T10:35:00" calcext:value-type="date">
            <text:p>01/27/22 10:35 AM</text:p>
          </table:table-cell>
          <table:table-cell table:style-name="ce15" table:formula="of:=[.B57]-[.A57]" office:value-type="time" office:time-value="PT00H35M00S" calcext:value-type="time">
            <text:p>00:35:00</text:p>
          </table:table-cell>
          <table:table-cell table:style-name="ce7" table:formula="of:=[.C57]+[.D56]" office:value-type="time" office:time-value="PT22H30M59.999999S" calcext:value-type="time">
            <text:p>22:31:00</text:p>
          </table:table-cell>
          <table:table-cell office:value-type="string" calcext:value-type="string">
            <text:p>Worked on MS2 and changing development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7T11:15:00" calcext:value-type="date">
            <text:p>01/27/22 11:15 AM</text:p>
          </table:table-cell>
          <table:table-cell table:style-name="ce5" office:value-type="date" office:date-value="2022-01-27T11:50:00" calcext:value-type="date">
            <text:p>01/27/22 11:50 AM</text:p>
          </table:table-cell>
          <table:table-cell table:style-name="ce15" table:formula="of:=[.B58]-[.A58]" office:value-type="time" office:time-value="PT00H35M00S" calcext:value-type="time">
            <text:p>00:35:00</text:p>
          </table:table-cell>
          <table:table-cell table:style-name="ce7" table:formula="of:=[.C58]+[.D57]" office:value-type="time" office:time-value="PT23H05M59.999999S" calcext:value-type="time">
            <text:p>23:06:00</text:p>
          </table:table-cell>
          <table:table-cell office:value-type="string" calcext:value-type="string">
            <text:p>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8T15:30:00" calcext:value-type="date">
            <text:p>01/28/22 03:30 PM</text:p>
          </table:table-cell>
          <table:table-cell table:style-name="ce5" office:value-type="date" office:date-value="2022-01-28T15:45:00" calcext:value-type="date">
            <text:p>01/28/22 03:45 PM</text:p>
          </table:table-cell>
          <table:table-cell table:style-name="ce15" table:formula="of:=[.B59]-[.A59]" office:value-type="time" office:time-value="PT00H15M00S" calcext:value-type="time">
            <text:p>00:15:00</text:p>
          </table:table-cell>
          <table:table-cell table:style-name="ce7" table:formula="of:=[.C59]+[.D58]" office:value-type="time" office:time-value="PT23H20M59.999999S" calcext:value-type="time">
            <text:p>23:21:00</text:p>
          </table:table-cell>
          <table:table-cell office:value-type="string" calcext:value-type="string">
            <text:p>Wrap up MS2 document and subm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31T10:20:00" calcext:value-type="date">
            <text:p>01/31/22 10:20 AM</text:p>
          </table:table-cell>
          <table:table-cell table:style-name="ce5" office:value-type="date" office:date-value="2022-01-31T12:45:00" calcext:value-type="date">
            <text:p>01/31/22 12:45 PM</text:p>
          </table:table-cell>
          <table:table-cell table:style-name="ce15" table:formula="of:=[.B60]-[.A60]" office:value-type="time" office:time-value="PT02H25M00S" calcext:value-type="time">
            <text:p>02:25:00</text:p>
          </table:table-cell>
          <table:table-cell table:style-name="ce7" table:formula="of:=[.C60]+[.D59]" office:value-type="time" office:time-value="PT25H45M59.999999S" calcext:value-type="time">
            <text:p>25:4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1T09:50:00" calcext:value-type="date">
            <text:p>02/01/22 09:50 AM</text:p>
          </table:table-cell>
          <table:table-cell table:style-name="ce5" office:value-type="date" office:date-value="2022-02-01T12:20:00" calcext:value-type="date">
            <text:p>02/01/22 12:20 PM</text:p>
          </table:table-cell>
          <table:table-cell table:style-name="ce15" table:formula="of:=[.B61]-[.A61]" office:value-type="time" office:time-value="PT02H30M00S" calcext:value-type="time">
            <text:p>02:30:00</text:p>
          </table:table-cell>
          <table:table-cell table:style-name="ce7" table:formula="of:=[.C61]+[.D60]" office:value-type="time" office:time-value="PT28H15M59.999999S" calcext:value-type="time">
            <text:p>28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00:00" calcext:value-type="date">
            <text:p>02/02/22 10:00 AM</text:p>
          </table:table-cell>
          <table:table-cell table:style-name="ce5" office:value-type="date" office:date-value="2022-02-02T10:15:00" calcext:value-type="date">
            <text:p>02/02/22 10:15 AM</text:p>
          </table:table-cell>
          <table:table-cell table:style-name="ce15" table:formula="of:=[.B62]-[.A62]" office:value-type="time" office:time-value="PT00H15M00S" calcext:value-type="time">
            <text:p>00:15:00</text:p>
          </table:table-cell>
          <table:table-cell table:style-name="ce7" table:formula="of:=[.C62]+[.D61]" office:value-type="time" office:time-value="PT28H30M59.999999S" calcext:value-type="time">
            <text:p>28:3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0:20:00" calcext:value-type="date">
            <text:p>02/02/22 10:20 AM</text:p>
          </table:table-cell>
          <table:table-cell table:style-name="ce5" office:value-type="date" office:date-value="2022-02-02T12:10:00" calcext:value-type="date">
            <text:p>02/02/22 12:10 PM</text:p>
          </table:table-cell>
          <table:table-cell table:style-name="ce15" table:formula="of:=[.B63]-[.A63]" office:value-type="time" office:time-value="PT01H50M00S" calcext:value-type="time">
            <text:p>01:50:00</text:p>
          </table:table-cell>
          <table:table-cell table:style-name="ce7" table:formula="of:=[.C63]+[.D62]" office:value-type="time" office:time-value="PT30H20M59.999999S" calcext:value-type="time">
            <text:p>30:21:00</text:p>
          </table:table-cell>
          <table:table-cell office:value-type="string" calcext:value-type="string">
            <text:p>Work on API: wpa_supp doesn’t like psks and current method of removing all network entries doesn’t allow future writ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2T15:00:00" calcext:value-type="date">
            <text:p>02/02/22 03:00 PM</text:p>
          </table:table-cell>
          <table:table-cell table:style-name="ce5" office:value-type="date" office:date-value="2022-02-02T15:30:00" calcext:value-type="date">
            <text:p>02/02/22 03:30 PM</text:p>
          </table:table-cell>
          <table:table-cell table:style-name="ce15" table:formula="of:=[.B64]-[.A64]" office:value-type="time" office:time-value="PT00H30M00S" calcext:value-type="time">
            <text:p>00:30:00</text:p>
          </table:table-cell>
          <table:table-cell table:style-name="ce7" table:formula="of:=[.C64]+[.D63]" office:value-type="time" office:time-value="PT30H50M59.999999S" calcext:value-type="time">
            <text:p>30:51:00</text:p>
          </table:table-cell>
          <table:table-cell office:value-type="string" calcext:value-type="string">
            <text:p>Group meeting; help Stephen with wpa_supplicant issu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4T10:50:00" calcext:value-type="date">
            <text:p>02/04/22 10:50 AM</text:p>
          </table:table-cell>
          <table:table-cell table:style-name="ce5" office:value-type="date" office:date-value="2022-02-04T11:30:00" calcext:value-type="date">
            <text:p>02/04/22 11:30 AM</text:p>
          </table:table-cell>
          <table:table-cell table:style-name="ce15" table:formula="of:=[.B65]-[.A65]" office:value-type="time" office:time-value="PT00H40M00S" calcext:value-type="time">
            <text:p>00:40:00</text:p>
          </table:table-cell>
          <table:table-cell table:style-name="ce7" table:formula="of:=[.C65]+[.D64]" office:value-type="time" office:time-value="PT31H30M59.999999S" calcext:value-type="time">
            <text:p>31:31:00</text:p>
          </table:table-cell>
          <table:table-cell office:value-type="string" calcext:value-type="string">
            <text:p>Work on API; wpa_supplicant isn’t behaving and I can’t figure it out remotely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7T10:00:00" calcext:value-type="date">
            <text:p>02/07/22 10:00 AM</text:p>
          </table:table-cell>
          <table:table-cell table:style-name="ce5" office:value-type="date" office:date-value="2022-02-07T12:45:00" calcext:value-type="date">
            <text:p>02/07/22 12:45 PM</text:p>
          </table:table-cell>
          <table:table-cell table:style-name="ce15" table:formula="of:=[.B66]-[.A66]" office:value-type="time" office:time-value="PT02H45M00S" calcext:value-type="time">
            <text:p>02:45:00</text:p>
          </table:table-cell>
          <table:table-cell table:style-name="ce7" table:formula="of:=[.C66]+[.D65]" office:value-type="time" office:time-value="PT34H15M59.999999S" calcext:value-type="time">
            <text:p>34:16:00</text:p>
          </table:table-cell>
          <table:table-cell office:value-type="string" calcext:value-type="string">
            <text:p>Work on API; cleanNetworks still not working well… refactored testing cases, started implementing ssid isolation in listAvailab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8T10:00:00" calcext:value-type="date">
            <text:p>02/08/22 10:00 AM</text:p>
          </table:table-cell>
          <table:table-cell table:style-name="ce5" office:value-type="date" office:date-value="2022-02-08T12:10:00" calcext:value-type="date">
            <text:p>02/08/22 12:10 PM</text:p>
          </table:table-cell>
          <table:table-cell table:style-name="ce15" table:formula="of:=[.B67]-[.A67]" office:value-type="time" office:time-value="PT02H10M00S" calcext:value-type="time">
            <text:p>02:10:00</text:p>
          </table:table-cell>
          <table:table-cell table:style-name="ce7" table:formula="of:=[.C67]+[.D66]" office:value-type="time" office:time-value="PT36H25M59.999999S" calcext:value-type="time">
            <text:p>36:26:00</text:p>
          </table:table-cell>
          <table:table-cell office:value-type="string" calcext:value-type="string">
            <text:p>Work on API; cleanNetworks works, started on deleteNetowrks… getNetworkID needs work; psk’s are now supported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09T10:00:00" calcext:value-type="date">
            <text:p>02/09/22 10:00 AM</text:p>
          </table:table-cell>
          <table:table-cell table:style-name="ce5" office:value-type="date" office:date-value="2022-02-09T10:15:00" calcext:value-type="date">
            <text:p>02/09/22 10:15 AM</text:p>
          </table:table-cell>
          <table:table-cell table:style-name="ce15" table:formula="of:=[.B68]-[.A68]" office:value-type="time" office:time-value="PT00H15M00S" calcext:value-type="time">
            <text:p>00:15:00</text:p>
          </table:table-cell>
          <table:table-cell table:style-name="ce7" table:formula="of:=[.C68]+[.D67]" office:value-type="time" office:time-value="PT36H40M59.999999S" calcext:value-type="time">
            <text:p>36:4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6:55:00" calcext:value-type="date">
            <text:p>02/10/22 06:55 AM</text:p>
          </table:table-cell>
          <table:table-cell table:style-name="ce5" office:value-type="date" office:date-value="2022-02-10T07:30:00" calcext:value-type="date">
            <text:p>02/10/22 07:30 AM</text:p>
          </table:table-cell>
          <table:table-cell table:style-name="ce15" table:formula="of:=[.B69]-[.A69]" office:value-type="time" office:time-value="PT00H35M00S" calcext:value-type="time">
            <text:p>00:35:00</text:p>
          </table:table-cell>
          <table:table-cell table:style-name="ce7" table:formula="of:=[.C69]+[.D68]" office:value-type="time" office:time-value="PT37H15M59.999999S" calcext:value-type="time">
            <text:p>37:16:00</text:p>
          </table:table-cell>
          <table:table-cell office:value-type="string" calcext:value-type="string">
            <text:p>Milestone 3 Initialization and contribu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0T08:45:00" calcext:value-type="date">
            <text:p>02/10/22 08:45 AM</text:p>
          </table:table-cell>
          <table:table-cell table:style-name="ce5" office:value-type="date" office:date-value="2022-02-10T10:30:00" calcext:value-type="date">
            <text:p>02/10/22 10:30 AM</text:p>
          </table:table-cell>
          <table:table-cell table:style-name="ce15" table:formula="of:=[.B70]-[.A70]" office:value-type="time" office:time-value="PT01H45M00S" calcext:value-type="time">
            <text:p>01:45:00</text:p>
          </table:table-cell>
          <table:table-cell table:style-name="ce7" table:formula="of:=[.C70]+[.D69]" office:value-type="time" office:time-value="PT39H00M59.999999S" calcext:value-type="time">
            <text:p>39:01:00</text:p>
          </table:table-cell>
          <table:table-cell office:value-type="string" calcext:value-type="string">
            <text:p>Peer Eval, Work on API: got deleteNetwork working, started thinking on edit 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1T14:35:00" calcext:value-type="date">
            <text:p>02/11/22 02:35 PM</text:p>
          </table:table-cell>
          <table:table-cell table:style-name="ce5" office:value-type="date" office:date-value="2022-02-11T14:50:00" calcext:value-type="date">
            <text:p>02/11/22 02:50 PM</text:p>
          </table:table-cell>
          <table:table-cell table:style-name="ce15" table:formula="of:=[.B71]-[.A71]" office:value-type="time" office:time-value="PT00H15M00S" calcext:value-type="time">
            <text:p>00:15:00</text:p>
          </table:table-cell>
          <table:table-cell table:style-name="ce7" table:formula="of:=[.C71]+[.D70]" office:value-type="time" office:time-value="PT39H15M59.999999S" calcext:value-type="time">
            <text:p>39:16:00</text:p>
          </table:table-cell>
          <table:table-cell office:value-type="string" calcext:value-type="string">
            <text:p>Wrap up MS3 document and submit; 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5T10:15:00" calcext:value-type="date">
            <text:p>02/15/22 10:15 AM</text:p>
          </table:table-cell>
          <table:table-cell table:style-name="ce5" office:value-type="date" office:date-value="2022-02-15T10:45:00" calcext:value-type="date">
            <text:p>02/15/22 10:45 AM</text:p>
          </table:table-cell>
          <table:table-cell table:style-name="ce15" table:formula="of:=[.B72]-[.A72]" office:value-type="time" office:time-value="PT00H30M00S" calcext:value-type="time">
            <text:p>00:30:00</text:p>
          </table:table-cell>
          <table:table-cell table:style-name="ce7" table:formula="of:=[.C72]+[.D71]" office:value-type="time" office:time-value="PT39H45M59.999999S" calcext:value-type="time">
            <text:p>39:46:00</text:p>
          </table:table-cell>
          <table:table-cell office:value-type="string" calcext:value-type="string">
            <text:p>Small changes to API; mostly warning addressing and test output clean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07:30:00" calcext:value-type="date">
            <text:p>02/16/22 07:30 AM</text:p>
          </table:table-cell>
          <table:table-cell table:style-name="ce5" office:value-type="date" office:date-value="2022-02-16T08:40:00" calcext:value-type="date">
            <text:p>02/16/22 08:40 AM</text:p>
          </table:table-cell>
          <table:table-cell table:style-name="ce15" table:formula="of:=[.B73]-[.A73]" office:value-type="time" office:time-value="PT01H10M00S" calcext:value-type="time">
            <text:p>01:10:00</text:p>
          </table:table-cell>
          <table:table-cell table:style-name="ce7" table:formula="of:=[.C73]+[.D72]" office:value-type="time" office:time-value="PT40H55M59.999999S" calcext:value-type="time">
            <text:p>40:56:00</text:p>
          </table:table-cell>
          <table:table-cell office:value-type="string" calcext:value-type="string">
            <text:p>Lab machine having issues, didn’t succeed in resolving them. Implemented editNet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0:00:00" calcext:value-type="date">
            <text:p>02/16/22 10:00 AM</text:p>
          </table:table-cell>
          <table:table-cell table:style-name="ce5" office:value-type="date" office:date-value="2022-02-16T10:45:00" calcext:value-type="date">
            <text:p>02/16/22 10:45 AM</text:p>
          </table:table-cell>
          <table:table-cell table:style-name="ce15" table:formula="of:=[.B74]-[.A74]" office:value-type="time" office:time-value="PT00H45M00S" calcext:value-type="time">
            <text:p>00:45:00</text:p>
          </table:table-cell>
          <table:table-cell table:style-name="ce7" table:formula="of:=[.C74]+[.D73]" office:value-type="time" office:time-value="PT41H40M59.999999S" calcext:value-type="time">
            <text:p>41:41:00</text:p>
          </table:table-cell>
          <table:table-cell office:value-type="string" calcext:value-type="string">
            <text:p>Client meeting; attempt to troubleshoot lab machine..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3:05:00" calcext:value-type="date">
            <text:p>02/16/22 01:05 PM</text:p>
          </table:table-cell>
          <table:table-cell table:style-name="ce5" office:value-type="date" office:date-value="2022-02-16T13:15:00" calcext:value-type="date">
            <text:p>02/16/22 01:15 PM</text:p>
          </table:table-cell>
          <table:table-cell table:style-name="ce15" table:formula="of:=[.B75]-[.A75]" office:value-type="time" office:time-value="PT00H10M00S" calcext:value-type="time">
            <text:p>00:10:00</text:p>
          </table:table-cell>
          <table:table-cell table:style-name="ce7" table:formula="of:=[.C75]+[.D74]" office:value-type="time" office:time-value="PT41H50M59.999999S" calcext:value-type="time">
            <text:p>41:51:00</text:p>
          </table:table-cell>
          <table:table-cell office:value-type="string" calcext:value-type="string">
            <text:p>Week 6 summary and submiss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6T14:00:00" calcext:value-type="date">
            <text:p>02/16/22 02:00 PM</text:p>
          </table:table-cell>
          <table:table-cell table:style-name="ce5" office:value-type="date" office:date-value="2022-02-16T14:10:00" calcext:value-type="date">
            <text:p>02/16/22 02:10 PM</text:p>
          </table:table-cell>
          <table:table-cell table:style-name="ce15" table:formula="of:=[.B76]-[.A76]" office:value-type="time" office:time-value="PT00H10M00S" calcext:value-type="time">
            <text:p>00:10:00</text:p>
          </table:table-cell>
          <table:table-cell table:style-name="ce7" table:formula="of:=[.C76]+[.D75]" office:value-type="time" office:time-value="PT42H00M59.999999S" calcext:value-type="time">
            <text:p>42:01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17T08:45:00" calcext:value-type="date">
            <text:p>02/17/22 08:45 AM</text:p>
          </table:table-cell>
          <table:table-cell table:style-name="ce5" office:value-type="date" office:date-value="2022-02-17T10:45:00" calcext:value-type="date">
            <text:p>02/17/22 10:45 AM</text:p>
          </table:table-cell>
          <table:table-cell table:style-name="ce15" table:formula="of:=[.B77]-[.A77]" office:value-type="time" office:time-value="PT02H00M00S" calcext:value-type="time">
            <text:p>02:00:00</text:p>
          </table:table-cell>
          <table:table-cell table:style-name="ce7" table:formula="of:=[.C77]+[.D76]" office:value-type="time" office:time-value="PT44H00M59.999999S" calcext:value-type="time">
            <text:p>44:01:00</text:p>
          </table:table-cell>
          <table:table-cell office:value-type="string" calcext:value-type="string">
            <text:p>Work on the API: Added a debug compile option to test; started on figuring out how to include encryption for psks and password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0:00:00" calcext:value-type="date">
            <text:p>02/22/22 10:00 AM</text:p>
          </table:table-cell>
          <table:table-cell table:style-name="ce5" office:value-type="date" office:date-value="2022-02-22T12:40:00" calcext:value-type="date">
            <text:p>02/22/22 12:40 PM</text:p>
          </table:table-cell>
          <table:table-cell table:style-name="ce15" table:formula="of:=[.B78]-[.A78]" office:value-type="time" office:time-value="PT02H40M00S" calcext:value-type="time">
            <text:p>02:40:00</text:p>
          </table:table-cell>
          <table:table-cell table:style-name="ce7" table:formula="of:=[.C78]+[.D77]" office:value-type="time" office:time-value="PT46H40M59.999999S" calcext:value-type="time">
            <text:p>46:41:00</text:p>
          </table:table-cell>
          <table:table-cell office:value-type="string" calcext:value-type="string">
            <text:p>Work on API; changing strategy for implementing hash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2T15:00:00" calcext:value-type="date">
            <text:p>02/22/22 03:00 PM</text:p>
          </table:table-cell>
          <table:table-cell table:style-name="ce5" office:value-type="date" office:date-value="2022-02-22T16:15:00" calcext:value-type="date">
            <text:p>02/22/22 04:15 PM</text:p>
          </table:table-cell>
          <table:table-cell table:style-name="ce15" table:formula="of:=[.B79]-[.A79]" office:value-type="time" office:time-value="PT01H15M00S" calcext:value-type="time">
            <text:p>01:15:00</text:p>
          </table:table-cell>
          <table:table-cell table:style-name="ce7" table:formula="of:=[.C79]+[.D78]" office:value-type="time" office:time-value="PT47H55M59.999999S" calcext:value-type="time">
            <text:p>47:56:00</text:p>
          </table:table-cell>
          <table:table-cell office:value-type="string" calcext:value-type="string">
            <text:p>Work on API.. get hashing to work… and succes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00:00" calcext:value-type="date">
            <text:p>02/23/22 10:00 AM</text:p>
          </table:table-cell>
          <table:table-cell table:style-name="ce5" office:value-type="date" office:date-value="2022-02-23T10:15:00" calcext:value-type="date">
            <text:p>02/23/22 10:15 AM</text:p>
          </table:table-cell>
          <table:table-cell table:style-name="ce15" table:formula="of:=[.B80]-[.A80]" office:value-type="time" office:time-value="PT00H15M00S" calcext:value-type="time">
            <text:p>00:15:00</text:p>
          </table:table-cell>
          <table:table-cell table:style-name="ce7" table:formula="of:=[.C80]+[.D79]" office:value-type="time" office:time-value="PT48H10M59.999999S" calcext:value-type="time">
            <text:p>48:11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0:15:00" calcext:value-type="date">
            <text:p>02/23/22 10:15 AM</text:p>
          </table:table-cell>
          <table:table-cell table:style-name="ce5" office:value-type="date" office:date-value="2022-02-23T12:00:00" calcext:value-type="date">
            <text:p>02/23/22 12:00 PM</text:p>
          </table:table-cell>
          <table:table-cell table:style-name="ce15" table:formula="of:=[.B81]-[.A81]" office:value-type="time" office:time-value="PT01H45M00S" calcext:value-type="time">
            <text:p>01:45:00</text:p>
          </table:table-cell>
          <table:table-cell table:style-name="ce7" table:formula="of:=[.C81]+[.D80]" office:value-type="time" office:time-value="PT49H55M59.999999S" calcext:value-type="time">
            <text:p>49:56:00</text:p>
          </table:table-cell>
          <table:table-cell office:value-type="string" calcext:value-type="string">
            <text:p>Work on API: Finished implementing psk hashing.. pwd hashing is not worth the minimal benefi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3:40:00" calcext:value-type="date">
            <text:p>02/23/22 01:40 PM</text:p>
          </table:table-cell>
          <table:table-cell table:style-name="ce5" office:value-type="date" office:date-value="2022-02-23T13:50:00" calcext:value-type="date">
            <text:p>02/23/22 01:50 PM</text:p>
          </table:table-cell>
          <table:table-cell table:style-name="ce15" table:formula="of:=[.B82]-[.A82]" office:value-type="time" office:time-value="PT00H10M00S" calcext:value-type="time">
            <text:p>00:10:00</text:p>
          </table:table-cell>
          <table:table-cell table:style-name="ce7" table:formula="of:=[.C82]+[.D81]" office:value-type="time" office:time-value="PT50H05M59.999999S" calcext:value-type="time">
            <text:p>50:06:00</text:p>
          </table:table-cell>
          <table:table-cell office:value-type="string" calcext:value-type="string">
            <text:p>Week 7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3T14:00:00" calcext:value-type="date">
            <text:p>02/23/22 02:00 PM</text:p>
          </table:table-cell>
          <table:table-cell table:style-name="ce5" office:value-type="date" office:date-value="2022-02-23T14:10:00" calcext:value-type="date">
            <text:p>02/23/22 02:10 PM</text:p>
          </table:table-cell>
          <table:table-cell table:style-name="ce15" table:formula="of:=[.B83]-[.A83]" office:value-type="time" office:time-value="PT00H10M00S" calcext:value-type="time">
            <text:p>00:10:00</text:p>
          </table:table-cell>
          <table:table-cell table:style-name="ce7" table:formula="of:=[.C83]+[.D82]" office:value-type="time" office:time-value="PT50H15M59.999999S" calcext:value-type="time">
            <text:p>50:16:00</text:p>
          </table:table-cell>
          <table:table-cell office:value-type="string" calcext:value-type="string">
            <text:p>Group meeting →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8:30:00" calcext:value-type="date">
            <text:p>02/24/22 06:30 PM</text:p>
          </table:table-cell>
          <table:table-cell table:style-name="ce5" office:value-type="date" office:date-value="2022-02-24T19:30:00" calcext:value-type="date">
            <text:p>02/24/22 07:30 PM</text:p>
          </table:table-cell>
          <table:table-cell table:style-name="ce15" table:formula="of:=[.B84]-[.A84]" office:value-type="time" office:time-value="PT01H00M00S" calcext:value-type="time">
            <text:p>01:00:00</text:p>
          </table:table-cell>
          <table:table-cell table:style-name="ce7" table:formula="of:=[.C84]+[.D83]" office:value-type="time" office:time-value="PT51H15M59.999999S" calcext:value-type="time">
            <text:p>51:16:00</text:p>
          </table:table-cell>
          <table:table-cell office:value-type="string" calcext:value-type="string">
            <text:p>Milestone 4 initialization; completed peer ev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4T19:10:00" calcext:value-type="date">
            <text:p>02/24/22 07:10 PM</text:p>
          </table:table-cell>
          <table:table-cell table:style-name="ce5" office:value-type="date" office:date-value="2022-02-24T19:20:00" calcext:value-type="date">
            <text:p>02/24/22 07:20 PM</text:p>
          </table:table-cell>
          <table:table-cell table:style-name="ce15" table:formula="of:=[.B85]-[.A85]" office:value-type="time" office:time-value="PT00H10M00S" calcext:value-type="time">
            <text:p>00:10:00</text:p>
          </table:table-cell>
          <table:table-cell table:style-name="ce7" table:formula="of:=[.C85]+[.D84]" office:value-type="time" office:time-value="PT51H25M59.999999S" calcext:value-type="time">
            <text:p>51:26:00</text:p>
          </table:table-cell>
          <table:table-cell office:value-type="string" calcext:value-type="string">
            <text:p>Milestone 4 wrap up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2-28T10:00:00" calcext:value-type="date">
            <text:p>02/28/22 10:00 AM</text:p>
          </table:table-cell>
          <table:table-cell table:style-name="ce5" office:value-type="date" office:date-value="2022-02-28T11:50:00" calcext:value-type="date">
            <text:p>02/28/22 11:50 AM</text:p>
          </table:table-cell>
          <table:table-cell table:style-name="ce15" table:formula="of:=[.B86]-[.A86]" office:value-type="time" office:time-value="PT01H50M00S" calcext:value-type="time">
            <text:p>01:50:00</text:p>
          </table:table-cell>
          <table:table-cell table:style-name="ce7" table:formula="of:=[.C86]+[.D85]" office:value-type="time" office:time-value="PT53H15M59.999999S" calcext:value-type="time">
            <text:p>53:16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1T10:00:00" calcext:value-type="date">
            <text:p>03/01/22 10:00 AM</text:p>
          </table:table-cell>
          <table:table-cell table:style-name="ce5" office:value-type="date" office:date-value="2022-03-01T12:15:00" calcext:value-type="date">
            <text:p>03/01/22 12:15 PM</text:p>
          </table:table-cell>
          <table:table-cell table:style-name="ce15" table:formula="of:=[.B87]-[.A87]" office:value-type="time" office:time-value="PT02H15M00S" calcext:value-type="time">
            <text:p>02:15:00</text:p>
          </table:table-cell>
          <table:table-cell table:style-name="ce7" table:formula="of:=[.C87]+[.D86]" office:value-type="time" office:time-value="PT55H30M59.999999S" calcext:value-type="time">
            <text:p>55:31:00</text:p>
          </table:table-cell>
          <table:table-cell office:value-type="string" calcext:value-type="string">
            <text:p>Work on API: editNetworks is causing me problems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00:00" calcext:value-type="date">
            <text:p>03/02/22 10:00 AM</text:p>
          </table:table-cell>
          <table:table-cell table:style-name="ce5" office:value-type="date" office:date-value="2022-03-02T10:15:00" calcext:value-type="date">
            <text:p>03/02/22 10:15 AM</text:p>
          </table:table-cell>
          <table:table-cell table:style-name="ce15" table:formula="of:=[.B88]-[.A88]" office:value-type="time" office:time-value="PT00H15M00S" calcext:value-type="time">
            <text:p>00:15:00</text:p>
          </table:table-cell>
          <table:table-cell table:style-name="ce7" table:formula="of:=[.C88]+[.D87]" office:value-type="time" office:time-value="PT55H45M59.999999S" calcext:value-type="time">
            <text:p>55:4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0:15:00" calcext:value-type="date">
            <text:p>03/02/22 10:15 AM</text:p>
          </table:table-cell>
          <table:table-cell table:style-name="ce5" office:value-type="date" office:date-value="2022-03-02T10:55:00" calcext:value-type="date">
            <text:p>03/02/22 10:55 AM</text:p>
          </table:table-cell>
          <table:table-cell table:style-name="ce15" table:formula="of:=[.B89]-[.A89]" office:value-type="time" office:time-value="PT00H40M00S" calcext:value-type="time">
            <text:p>00:40:00</text:p>
          </table:table-cell>
          <table:table-cell table:style-name="ce7" table:formula="of:=[.C89]+[.D88]" office:value-type="time" office:time-value="PT56H25M59.999999S" calcext:value-type="time">
            <text:p>56:26:00</text:p>
          </table:table-cell>
          <table:table-cell office:value-type="string" calcext:value-type="string">
            <text:p>Work on API: got editNetwork working, changed autoConf over to wpa_ctr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2T13:10:00" calcext:value-type="date">
            <text:p>03/02/22 01:10 PM</text:p>
          </table:table-cell>
          <table:table-cell table:style-name="ce5" office:value-type="date" office:date-value="2022-03-02T13:35:00" calcext:value-type="date">
            <text:p>03/02/22 01:35 PM</text:p>
          </table:table-cell>
          <table:table-cell table:style-name="ce15" table:formula="of:=[.B90]-[.A90]" office:value-type="time" office:time-value="PT00H25M00S" calcext:value-type="time">
            <text:p>00:25:00</text:p>
          </table:table-cell>
          <table:table-cell table:style-name="ce7" table:formula="of:=[.C90]+[.D89]" office:value-type="time" office:time-value="PT56H50M59.999999S" calcext:value-type="time">
            <text:p>56:51:00</text:p>
          </table:table-cell>
          <table:table-cell office:value-type="string" calcext:value-type="string">
            <text:p>Work on API→ merge features into master; 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3T08:45:00" calcext:value-type="date">
            <text:p>03/03/22 08:45 AM</text:p>
          </table:table-cell>
          <table:table-cell table:style-name="ce5" office:value-type="date" office:date-value="2022-03-03T10:00:00" calcext:value-type="date">
            <text:p>03/03/22 10:00 AM</text:p>
          </table:table-cell>
          <table:table-cell table:style-name="ce15" table:formula="of:=[.B91]-[.A91]" office:value-type="time" office:time-value="PT01H15M00S" calcext:value-type="time">
            <text:p>01:15:00</text:p>
          </table:table-cell>
          <table:table-cell table:style-name="ce7" table:formula="of:=[.C91]+[.D90]" office:value-type="time" office:time-value="PT58H05M59.999999S" calcext:value-type="time">
            <text:p>58:06:00</text:p>
          </table:table-cell>
          <table:table-cell office:value-type="string" calcext:value-type="string">
            <text:p>Work on API: It is practically finished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6T12:05:00" calcext:value-type="date">
            <text:p>03/06/22 12:05 PM</text:p>
          </table:table-cell>
          <table:table-cell table:style-name="ce5" office:value-type="date" office:date-value="2022-03-06T12:30:00" calcext:value-type="date">
            <text:p>03/06/22 12:30 PM</text:p>
          </table:table-cell>
          <table:table-cell table:style-name="ce15" table:formula="of:=[.B92]-[.A92]" office:value-type="time" office:time-value="PT00H25M00S" calcext:value-type="time">
            <text:p>00:25:00</text:p>
          </table:table-cell>
          <table:table-cell table:style-name="ce7" table:formula="of:=[.C92]+[.D91]" office:value-type="time" office:time-value="PT58H30M59.999999S" calcext:value-type="time">
            <text:p>58:31:00</text:p>
          </table:table-cell>
          <table:table-cell office:value-type="string" calcext:value-type="string">
            <text:p>Help Stephen figure out why the CLI isn’t working: There was no problem, just terrible user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8T11:00:00" calcext:value-type="date">
            <text:p>03/08/22 11:00 AM</text:p>
          </table:table-cell>
          <table:table-cell table:style-name="ce5" office:value-type="date" office:date-value="2022-03-08T13:00:00" calcext:value-type="date">
            <text:p>03/08/22 01:00 PM</text:p>
          </table:table-cell>
          <table:table-cell table:style-name="ce15" table:formula="of:=[.B93]-[.A93]" office:value-type="time" office:time-value="PT02H00M00S" calcext:value-type="time">
            <text:p>02:00:00</text:p>
          </table:table-cell>
          <table:table-cell table:style-name="ce7" table:formula="of:=[.C93]+[.D92]" office:value-type="time" office:time-value="PT60H30M59.999999S" calcext:value-type="time">
            <text:p>60:31:00</text:p>
          </table:table-cell>
          <table:table-cell office:value-type="string" calcext:value-type="string">
            <text:p>Improve API output: finished listAvailable; listConfigured not as trivial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0:00:00" calcext:value-type="date">
            <text:p>03/09/22 10:00 AM</text:p>
          </table:table-cell>
          <table:table-cell table:style-name="ce5" office:value-type="date" office:date-value="2022-03-09T11:25:00" calcext:value-type="date">
            <text:p>03/09/22 11:25 AM</text:p>
          </table:table-cell>
          <table:table-cell table:style-name="ce15" table:formula="of:=[.B94]-[.A94]" office:value-type="time" office:time-value="PT01H25M00S" calcext:value-type="time">
            <text:p>01:25:00</text:p>
          </table:table-cell>
          <table:table-cell table:style-name="ce7" table:formula="of:=[.C94]+[.D93]" office:value-type="time" office:time-value="PT61H55M59.999999S" calcext:value-type="time">
            <text:p>61:56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3:20:00" calcext:value-type="date">
            <text:p>03/09/22 01:20 PM</text:p>
          </table:table-cell>
          <table:table-cell table:style-name="ce5" office:value-type="date" office:date-value="2022-03-09T14:25:00" calcext:value-type="date">
            <text:p>03/09/22 02:25 PM</text:p>
          </table:table-cell>
          <table:table-cell table:style-name="ce15" table:formula="of:=[.B95]-[.A95]" office:value-type="time" office:time-value="PT01H05M00S" calcext:value-type="time">
            <text:p>01:05:00</text:p>
          </table:table-cell>
          <table:table-cell table:style-name="ce7" table:formula="of:=[.C95]+[.D94]" office:value-type="time" office:time-value="PT63H00M59.999999S" calcext:value-type="time">
            <text:p>63:01:00</text:p>
          </table:table-cell>
          <table:table-cell office:value-type="string" calcext:value-type="string">
            <text:p>Work on API and … maybe?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09T14:25:00" calcext:value-type="date">
            <text:p>03/09/22 02:25 PM</text:p>
          </table:table-cell>
          <table:table-cell table:style-name="ce5" office:value-type="date" office:date-value="2022-03-09T14:30:00" calcext:value-type="date">
            <text:p>03/09/22 02:30 PM</text:p>
          </table:table-cell>
          <table:table-cell table:style-name="ce15" table:formula="of:=[.B96]-[.A96]" office:value-type="time" office:time-value="PT00H05M00S" calcext:value-type="time">
            <text:p>00:05:00</text:p>
          </table:table-cell>
          <table:table-cell table:style-name="ce7" table:formula="of:=[.C96]+[.D95]" office:value-type="time" office:time-value="PT63H05M59.999999S" calcext:value-type="time">
            <text:p>63:06:00</text:p>
          </table:table-cell>
          <table:table-cell office:value-type="string" calcext:value-type="string">
            <text:p>Week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0T08:55:00" calcext:value-type="date">
            <text:p>03/10/22 08:55 AM</text:p>
          </table:table-cell>
          <table:table-cell table:style-name="ce5" office:value-type="date" office:date-value="2022-03-10T09:30:00" calcext:value-type="date">
            <text:p>03/10/22 09:30 AM</text:p>
          </table:table-cell>
          <table:table-cell table:style-name="ce15" table:formula="of:=[.B97]-[.A97]" office:value-type="time" office:time-value="PT00H35M00S" calcext:value-type="time">
            <text:p>00:35:00</text:p>
          </table:table-cell>
          <table:table-cell table:style-name="ce7" table:formula="of:=[.C97]+[.D96]" office:value-type="time" office:time-value="PT63H40M59.999999S" calcext:value-type="time">
            <text:p>63:41:00</text:p>
          </table:table-cell>
          <table:table-cell office:value-type="string" calcext:value-type="string">
            <text:p>Initialize Milestone 5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30:00" calcext:value-type="date">
            <text:p>03/11/22 01:30 PM</text:p>
          </table:table-cell>
          <table:table-cell table:style-name="ce5" office:value-type="date" office:date-value="2022-03-11T13:50:00" calcext:value-type="date">
            <text:p>03/11/22 01:50 PM</text:p>
          </table:table-cell>
          <table:table-cell table:style-name="ce15" table:formula="of:=[.B98]-[.A98]" office:value-type="time" office:time-value="PT00H20M00S" calcext:value-type="time">
            <text:p>00:20:00</text:p>
          </table:table-cell>
          <table:table-cell table:style-name="ce7" table:formula="of:=[.C98]+[.D97]" office:value-type="time" office:time-value="PT64H00M59.999999S" calcext:value-type="time">
            <text:p>64:01:00</text:p>
          </table:table-cell>
          <table:table-cell office:value-type="string" calcext:value-type="string">
            <text:p>Finish Milestone 5, do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3-11T13:50:00" calcext:value-type="date">
            <text:p>03/11/22 01:50 PM</text:p>
          </table:table-cell>
          <table:table-cell table:style-name="ce5" office:value-type="date" office:date-value="2022-03-11T14:30:00" calcext:value-type="date">
            <text:p>03/11/22 02:30 PM</text:p>
          </table:table-cell>
          <table:table-cell table:style-name="ce15" table:formula="of:=[.B99]-[.A99]" office:value-type="time" office:time-value="PT00H40M00S" calcext:value-type="time">
            <text:p>00:40:00</text:p>
          </table:table-cell>
          <table:table-cell table:style-name="ce7" table:formula="of:=[.C99]+[.D98]" office:value-type="time" office:time-value="PT64H40M59.999999S" calcext:value-type="time">
            <text:p>64:41:00</text:p>
          </table:table-cell>
          <table:table-cell office:value-type="string" calcext:value-type="string">
            <text:p>Begin presentation work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4-01T11:20:00" calcext:value-type="date">
            <text:p>04/01/22 11:20 AM</text:p>
          </table:table-cell>
          <table:table-cell table:style-name="ce5" office:value-type="date" office:date-value="2022-04-01T11:45:00" calcext:value-type="date">
            <text:p>04/01/22 11:45 AM</text:p>
          </table:table-cell>
          <table:table-cell table:style-name="ce15" table:formula="of:=[.B101]-[.A101]" office:value-type="time" office:time-value="PT00H25M00S" calcext:value-type="time">
            <text:p>00:25:00</text:p>
          </table:table-cell>
          <table:table-cell table:style-name="ce7" table:formula="of:=[.C101]+[.D100]" office:value-type="time" office:time-value="PT00H25M00S" calcext:value-type="time">
            <text:p>00:25:00</text:p>
          </table:table-cell>
          <table:table-cell office:value-type="string" calcext:value-type="string">
            <text:p>Initialize and work on milestone 6/quarter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4T14:00:00" calcext:value-type="date">
            <text:p>04/04/22 02:00 PM</text:p>
          </table:table-cell>
          <table:table-cell table:style-name="ce5" office:value-type="date" office:date-value="2022-04-04T15:45:00" calcext:value-type="date">
            <text:p>04/04/22 03:45 PM</text:p>
          </table:table-cell>
          <table:table-cell table:style-name="ce15" table:formula="of:=[.B102]-[.A102]" office:value-type="time" office:time-value="PT01H45M00S" calcext:value-type="time">
            <text:p>01:45:00</text:p>
          </table:table-cell>
          <table:table-cell table:style-name="ce7" table:formula="of:=[.C102]+[.D101]" office:value-type="time" office:time-value="PT02H10M00S" calcext:value-type="time">
            <text:p>02:10:00</text:p>
          </table:table-cell>
          <table:table-cell office:value-type="string" calcext:value-type="string">
            <text:p>Work on API output; client meeting; moved api test and turned api into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09:45:00" calcext:value-type="date">
            <text:p>04/05/22 09:45 AM</text:p>
          </table:table-cell>
          <table:table-cell table:style-name="ce5" office:value-type="date" office:date-value="2022-04-05T11:40:00" calcext:value-type="date">
            <text:p>04/05/22 11:40 AM</text:p>
          </table:table-cell>
          <table:table-cell table:style-name="ce15" table:formula="of:=[.B103]-[.A103]" office:value-type="time" office:time-value="PT01H55M00S" calcext:value-type="time">
            <text:p>01:55:00</text:p>
          </table:table-cell>
          <table:table-cell table:style-name="ce7" table:formula="of:=[.C103]+[.D102]" office:value-type="time" office:time-value="PT04H05M00S" calcext:value-type="time">
            <text:p>04:05:00</text:p>
          </table:table-cell>
          <table:table-cell office:value-type="string" calcext:value-type="string">
            <text:p>Rename API to ‘surf’ and update in appropriate places; added man page documentation for sur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5T14:15:00" calcext:value-type="date">
            <text:p>04/05/22 02:15 PM</text:p>
          </table:table-cell>
          <table:table-cell table:style-name="ce5" office:value-type="date" office:date-value="2022-04-05T14:20:00" calcext:value-type="date">
            <text:p>04/05/22 02:20 PM</text:p>
          </table:table-cell>
          <table:table-cell table:style-name="ce15" table:formula="of:=[.B104]-[.A104]" office:value-type="time" office:time-value="PT00H05M00S" calcext:value-type="time">
            <text:p>00:05:00</text:p>
          </table:table-cell>
          <table:table-cell table:style-name="ce7" table:formula="of:=[.C104]+[.D103]" office:value-type="time" office:time-value="PT04H10M00S" calcext:value-type="time">
            <text:p>04:10:00</text:p>
          </table:table-cell>
          <table:table-cell office:value-type="string" calcext:value-type="string">
            <text:p>Team meeting. No Stephe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07:10:00" calcext:value-type="date">
            <text:p>04/06/22 07:10 AM</text:p>
          </table:table-cell>
          <table:table-cell table:style-name="ce5" office:value-type="date" office:date-value="2022-04-06T07:45:00" calcext:value-type="date">
            <text:p>04/06/22 07:45 AM</text:p>
          </table:table-cell>
          <table:table-cell table:style-name="ce15" table:formula="of:=[.B105]-[.A105]" office:value-type="time" office:time-value="PT00H35M00S" calcext:value-type="time">
            <text:p>00:35:00</text:p>
          </table:table-cell>
          <table:table-cell table:style-name="ce7" table:formula="of:=[.C105]+[.D104]" office:value-type="time" office:time-value="PT04H45M00S" calcext:value-type="time">
            <text:p>04:45:00</text:p>
          </table:table-cell>
          <table:table-cell office:value-type="string" calcext:value-type="string">
            <text:p>Work on MS-6 and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6T14:10:00" calcext:value-type="date">
            <text:p>04/06/22 02:10 PM</text:p>
          </table:table-cell>
          <table:table-cell table:style-name="ce5" office:value-type="date" office:date-value="2022-04-06T14:30:00" calcext:value-type="date">
            <text:p>04/06/22 02:30 PM</text:p>
          </table:table-cell>
          <table:table-cell table:style-name="ce15" table:formula="of:=[.B106]-[.A106]" office:value-type="time" office:time-value="PT00H20M00S" calcext:value-type="time">
            <text:p>00:20:00</text:p>
          </table:table-cell>
          <table:table-cell table:style-name="ce7" table:formula="of:=[.C106]+[.D105]" office:value-type="time" office:time-value="PT05H05M00S" calcext:value-type="time">
            <text:p>05:05:00</text:p>
          </table:table-cell>
          <table:table-cell office:value-type="string" calcext:value-type="string">
            <text:p>Finish MS-6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07T10:00:00" calcext:value-type="date">
            <text:p>04/07/22 10:00 AM</text:p>
          </table:table-cell>
          <table:table-cell table:style-name="ce5" office:value-type="date" office:date-value="2022-04-07T11:30:00" calcext:value-type="date">
            <text:p>04/07/22 11:30 AM</text:p>
          </table:table-cell>
          <table:table-cell table:style-name="ce15" table:formula="of:=[.B107]-[.A107]" office:value-type="time" office:time-value="PT01H30M00S" calcext:value-type="time">
            <text:p>01:30:00</text:p>
          </table:table-cell>
          <table:table-cell table:style-name="ce7" table:formula="of:=[.C107]+[.D106]" office:value-type="time" office:time-value="PT06H35M00S" calcext:value-type="time">
            <text:p>06:35:00</text:p>
          </table:table-cell>
          <table:table-cell office:value-type="string" calcext:value-type="string">
            <text:p>Added signal to listAvailable, improved surf testing execution, worked on a logo desig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1T14:35:00" calcext:value-type="date">
            <text:p>04/11/22 02:35 PM</text:p>
          </table:table-cell>
          <table:table-cell table:style-name="ce5" office:value-type="date" office:date-value="2022-04-11T15:10:00" calcext:value-type="date">
            <text:p>04/11/22 03:10 PM</text:p>
          </table:table-cell>
          <table:table-cell table:style-name="ce15" table:formula="of:=[.B108]-[.A108]" office:value-type="time" office:time-value="PT00H35M00S" calcext:value-type="time">
            <text:p>00:35:00</text:p>
          </table:table-cell>
          <table:table-cell table:style-name="ce7" table:formula="of:=[.C108]+[.D107]" office:value-type="time" office:time-value="PT07H10M00S" calcext:value-type="time">
            <text:p>07:1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0:45:00" calcext:value-type="date">
            <text:p>04/12/22 10:45 AM</text:p>
          </table:table-cell>
          <table:table-cell table:style-name="ce5" office:value-type="date" office:date-value="2022-04-12T11:45:00" calcext:value-type="date">
            <text:p>04/12/22 11:45 AM</text:p>
          </table:table-cell>
          <table:table-cell table:style-name="ce15" table:formula="of:=[.B109]-[.A109]" office:value-type="time" office:time-value="PT01H00M00S" calcext:value-type="time">
            <text:p>01:00:00</text:p>
          </table:table-cell>
          <table:table-cell table:style-name="ce7" table:formula="of:=[.C109]+[.D108]" office:value-type="time" office:time-value="PT08H10M00S" calcext:value-type="time">
            <text:p>08:10:00</text:p>
          </table:table-cell>
          <table:table-cell office:value-type="string" calcext:value-type="string">
            <text:p>Surf makefiles to BSDMak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2T13:50:00" calcext:value-type="date">
            <text:p>04/12/22 01:50 PM</text:p>
          </table:table-cell>
          <table:table-cell table:style-name="ce5" office:value-type="date" office:date-value="2022-04-12T14:40:00" calcext:value-type="date">
            <text:p>04/12/22 02:40 PM</text:p>
          </table:table-cell>
          <table:table-cell table:style-name="ce15" table:formula="of:=[.B110]-[.A110]" office:value-type="time" office:time-value="PT00H50M00S" calcext:value-type="time">
            <text:p>00:50:00</text:p>
          </table:table-cell>
          <table:table-cell table:style-name="ce7" table:formula="of:=[.C110]+[.D109]" office:value-type="time" office:time-value="PT09H00M00S" calcext:value-type="time">
            <text:p>09:00:00</text:p>
          </table:table-cell>
          <table:table-cell office:value-type="string" calcext:value-type="string">
            <text:p>BSDMake stuff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3T14:00:00" calcext:value-type="date">
            <text:p>04/13/22 02:00 PM</text:p>
          </table:table-cell>
          <table:table-cell table:style-name="ce5" office:value-type="date" office:date-value="2022-04-13T14:10:00" calcext:value-type="date">
            <text:p>04/13/22 02:10 PM</text:p>
          </table:table-cell>
          <table:table-cell table:style-name="ce15" table:formula="of:=[.B111]-[.A111]" office:value-type="time" office:time-value="PT00H10M00S" calcext:value-type="time">
            <text:p>00:10:00</text:p>
          </table:table-cell>
          <table:table-cell table:style-name="ce7" table:formula="of:=[.C111]+[.D110]" office:value-type="time" office:time-value="PT09H10M00S" calcext:value-type="time">
            <text:p>09:10:00</text:p>
          </table:table-cell>
          <table:table-cell office:value-type="string" calcext:value-type="string">
            <text:p>Weekly Summ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5T10:45:00" calcext:value-type="date">
            <text:p>04/15/22 10:45 AM</text:p>
          </table:table-cell>
          <table:table-cell table:style-name="ce5" office:value-type="date" office:date-value="2022-04-15T11:45:00" calcext:value-type="date">
            <text:p>04/15/22 11:45 AM</text:p>
          </table:table-cell>
          <table:table-cell table:style-name="ce15" table:formula="of:=[.B112]-[.A112]" office:value-type="time" office:time-value="PT01H00M00S" calcext:value-type="time">
            <text:p>01:00:00</text:p>
          </table:table-cell>
          <table:table-cell table:style-name="ce7" table:formula="of:=[.C112]+[.D111]" office:value-type="time" office:time-value="PT10H10M00S" calcext:value-type="time">
            <text:p>10:10:00</text:p>
          </table:table-cell>
          <table:table-cell office:value-type="string" calcext:value-type="string">
            <text:p>Changed surf’s error message handling to be more streamlined. Little changes too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4-18T10:45:00" calcext:value-type="date">
            <text:p>04/18/22 10:45 AM</text:p>
          </table:table-cell>
          <table:table-cell table:style-name="ce5" office:value-type="date" office:date-value="2022-04-18T11:50:00" calcext:value-type="date">
            <text:p>04/18/22 11:50 AM</text:p>
          </table:table-cell>
          <table:table-cell table:style-name="ce15" table:formula="of:=[.B113]-[.A113]" office:value-type="time" office:time-value="PT01H05M00S" calcext:value-type="time">
            <text:p>01:05:00</text:p>
          </table:table-cell>
          <table:table-cell table:style-name="ce7" table:formula="of:=[.C113]+[.D112]" office:value-type="time" office:time-value="PT11H15M00S" calcext:value-type="time">
            <text:p>11:15:00</text:p>
          </table:table-cell>
          <table:table-cell office:value-type="string" calcext:value-type="string">
            <text:p>Makefile modification and debug output fixing</text:p>
          </table:table-cell>
          <table:table-cell table:number-columns-repeated="59"/>
        </table:table-row>
        <table:table-row table:style-name="ro1" table:number-rows-repeated="104846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3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9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9P0"/>
    </number:currency-style>
    <number:time-style style:name="N140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2">
      <number:month number:textual="true"/>
      <number:text>-</number:text>
      <number:year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5">
      <number:hours/>
      <number:text>:</number:text>
      <number:minutes number:style="long"/>
      <number:text>:</number:text>
      <number:seconds number:style="long"/>
    </number:time-style>
    <number:date-style style:name="N146">
      <number:day/>
      <number:text>-</number:text>
      <number:month number:textual="true"/>
      <number:text>-</number:text>
      <number:year/>
    </number:date-style>
    <number:time-style style:name="N147">
      <number:hours/>
      <number:text>:</number:text>
      <number:minutes number:style="long"/>
    </number:time-style>
    <number:time-style style:name="N148">
      <number:hours/>
      <number:text>:</number:text>
      <number:minutes number:style="long"/>
      <number:text> </number:text>
      <number:am-pm/>
    </number:time-style>
    <number:date-style style:name="N149">
      <number:day/>
      <number:text>-</number:text>
      <number:month number:textual="true"/>
    </number:date-style>
    <number:date-style style:name="N150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5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currency-style style:name="N156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6P0"/>
    </number:currency-style>
    <number:number-style style:name="N15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8">
      <number:month/>
      <number:text>/</number:text>
      <number:day/>
      <number:text>/</number:text>
      <number:year number:style="long"/>
    </number:date-style>
    <number:currency-style style:name="N159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9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7:43:51.84664727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10-01T12:56:25</meta:creation-date>
    <dc:language>en-US</dc:language>
    <dc:date>2022-04-18T18:46:55.147210266</dc:date>
    <meta:editing-cycles>186</meta:editing-cycles>
    <meta:editing-duration>P2DT12H17M3S</meta:editing-duration>
    <meta:generator>LibreOffice/7.2.4.1$NetBSD_X86_64 LibreOffice_project/20$Build-1</meta:generator>
    <meta:document-statistic meta:table-count="1" meta:cell-count="546" meta:object-count="0"/>
    <meta:user-defined meta:name="AppVersion">15.0000</meta:user-defined>
  </office:meta>
</office:document-meta>
</file>